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36in" style:rel-column-width="538*"/>
    </style:style>
    <style:style style:name="Table1.B" style:family="table-column">
      <style:table-column-properties style:column-width="1.6528in" style:rel-column-width="2380*"/>
    </style:style>
    <style:style style:name="Table1.C" style:family="table-column">
      <style:table-column-properties style:column-width="3.016in" style:rel-column-width="4343*"/>
    </style:style>
    <style:style style:name="Table1.D" style:family="table-column">
      <style:table-column-properties style:column-width="1.009in" style:rel-column-width="1453*"/>
    </style:style>
    <style:style style:name="Table1.E" style:family="table-column">
      <style:table-column-properties style:column-width="0.6417in" style:rel-column-width="9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861in"/>
    </style:style>
    <style:style style:name="Table1.11" style:family="table-row">
      <style:table-row-properties style:min-row-height="0.4507in"/>
    </style:style>
    <style:style style:name="P1" style:family="paragraph" style:parent-style-name="Text_20_body">
      <style:text-properties officeooo:rsid="001ab22e" officeooo:paragraph-rsid="001ab22e"/>
    </style:style>
    <style:style style:name="P2" style:family="paragraph" style:parent-style-name="Text_20_body" style:list-style-name="L2">
      <style:text-properties officeooo:rsid="001ab22e" officeooo:paragraph-rsid="001ab22e"/>
    </style:style>
    <style:style style:name="P3" style:family="paragraph" style:parent-style-name="Text_20_body">
      <style:text-properties officeooo:rsid="001c6972" officeooo:paragraph-rsid="001c6972"/>
    </style:style>
    <style:style style:name="P4" style:family="paragraph" style:parent-style-name="Text_20_body" style:list-style-name="L3">
      <style:text-properties officeooo:rsid="001c6972" officeooo:paragraph-rsid="001c6972"/>
    </style:style>
    <style:style style:name="P5" style:family="paragraph" style:parent-style-name="Text_20_body">
      <style:text-properties officeooo:rsid="001de0d3" officeooo:paragraph-rsid="001de0d3"/>
    </style:style>
    <style:style style:name="P6" style:family="paragraph" style:parent-style-name="Text_20_body">
      <style:text-properties officeooo:rsid="00245e3e" officeooo:paragraph-rsid="00245e3e"/>
    </style:style>
    <style:style style:name="P7" style:family="paragraph" style:parent-style-name="Text_20_body" style:list-style-name="L5">
      <style:text-properties officeooo:rsid="00245e3e" officeooo:paragraph-rsid="00245e3e"/>
    </style:style>
    <style:style style:name="P8" style:family="paragraph" style:parent-style-name="Text_20_body" style:list-style-name="L6">
      <style:text-properties officeooo:rsid="00245e3e" officeooo:paragraph-rsid="00245e3e"/>
    </style:style>
    <style:style style:name="P9" style:family="paragraph" style:parent-style-name="Text_20_body" style:list-style-name="L7">
      <style:text-properties officeooo:rsid="0025103a" officeooo:paragraph-rsid="0025103a"/>
    </style:style>
    <style:style style:name="P10" style:family="paragraph" style:parent-style-name="Text_20_body">
      <style:text-properties officeooo:rsid="0025aa61" officeooo:paragraph-rsid="0025aa61"/>
    </style:style>
    <style:style style:name="P11" style:family="paragraph" style:parent-style-name="Text_20_body" style:list-style-name="L10">
      <style:text-properties officeooo:rsid="0025aa61" officeooo:paragraph-rsid="0025aa61"/>
    </style:style>
    <style:style style:name="P12" style:family="paragraph" style:parent-style-name="Text_20_body" style:list-style-name="L11">
      <style:text-properties officeooo:rsid="0025aa61" officeooo:paragraph-rsid="0025aa61"/>
    </style:style>
    <style:style style:name="P13" style:family="paragraph" style:parent-style-name="Text_20_body" style:list-style-name="L13">
      <style:text-properties officeooo:rsid="0025aa61" officeooo:paragraph-rsid="0025aa61"/>
    </style:style>
    <style:style style:name="P14" style:family="paragraph" style:parent-style-name="Text_20_body" style:list-style-name="L7">
      <style:text-properties officeooo:rsid="0025aa61" officeooo:paragraph-rsid="0025aa61"/>
    </style:style>
    <style:style style:name="P15" style:family="paragraph" style:parent-style-name="Heading_20_1">
      <style:text-properties officeooo:rsid="001ab22e" officeooo:paragraph-rsid="001ab22e"/>
    </style:style>
    <style:style style:name="P16" style:family="paragraph" style:parent-style-name="Heading_20_3">
      <style:text-properties officeooo:rsid="001ab22e" officeooo:paragraph-rsid="001ab22e"/>
    </style:style>
    <style:style style:name="P17" style:family="paragraph" style:parent-style-name="Heading_20_3">
      <style:text-properties officeooo:rsid="001de0d3" officeooo:paragraph-rsid="001de0d3"/>
    </style:style>
    <style:style style:name="P18" style:family="paragraph" style:parent-style-name="Heading_20_3">
      <style:text-properties officeooo:rsid="0025103a" officeooo:paragraph-rsid="0025103a"/>
    </style:style>
    <style:style style:name="P19" style:family="paragraph" style:parent-style-name="Table_20_Contents">
      <style:text-properties fo:font-weight="bold" officeooo:rsid="001de0d3" officeooo:paragraph-rsid="001de0d3" style:font-weight-asian="bold" style:font-weight-complex="bold"/>
    </style:style>
    <style:style style:name="P20" style:family="paragraph" style:parent-style-name="Table_20_Contents">
      <style:text-properties fo:font-weight="bold" officeooo:rsid="0021a570" officeooo:paragraph-rsid="0021a570" style:font-weight-asian="bold" style:font-weight-complex="bold"/>
    </style:style>
    <style:style style:name="P21" style:family="paragraph" style:parent-style-name="Table_20_Contents">
      <style:text-properties officeooo:rsid="001de0d3" officeooo:paragraph-rsid="001de0d3"/>
    </style:style>
    <style:style style:name="P22" style:family="paragraph" style:parent-style-name="Table_20_Contents">
      <style:text-properties officeooo:rsid="001fb337" officeooo:paragraph-rsid="001fb337"/>
    </style:style>
    <style:style style:name="P23" style:family="paragraph" style:parent-style-name="Table_20_Contents">
      <style:text-properties officeooo:rsid="0021a570" officeooo:paragraph-rsid="0021a570"/>
    </style:style>
    <style:style style:name="P24" style:family="paragraph" style:parent-style-name="Table_20_Contents">
      <style:text-properties fo:font-style="italic" officeooo:rsid="0021a570" officeooo:paragraph-rsid="0021a570" style:font-style-asian="italic" style:font-style-complex="italic"/>
    </style:style>
    <style:style style:name="P25" style:family="paragraph" style:parent-style-name="Table_20_Contents">
      <style:text-properties officeooo:rsid="00228474" officeooo:paragraph-rsid="00228474"/>
    </style:style>
    <style:style style:name="P26" style:family="paragraph" style:parent-style-name="Table_20_Contents">
      <style:text-properties officeooo:rsid="0022f3af" officeooo:paragraph-rsid="0022f3af"/>
    </style:style>
    <style:style style:name="P27" style:family="paragraph" style:parent-style-name="Table_20_Contents">
      <style:text-properties officeooo:rsid="0023272e" officeooo:paragraph-rsid="0023272e"/>
    </style:style>
    <style:style style:name="P28" style:family="paragraph" style:parent-style-name="Table_20_Contents">
      <style:text-properties fo:font-weight="normal" officeooo:rsid="00245e3e" officeooo:paragraph-rsid="00245e3e" style:font-weight-asian="normal" style:font-weight-complex="normal"/>
    </style:style>
    <style:style style:name="P29" style:family="paragraph" style:parent-style-name="Table_20_Contents">
      <style:text-properties officeooo:rsid="00245e3e" officeooo:paragraph-rsid="00245e3e"/>
    </style:style>
    <style:style style:name="P30" style:family="paragraph" style:parent-style-name="Heading_20_5">
      <style:text-properties officeooo:rsid="00245e3e" officeooo:paragraph-rsid="00245e3e"/>
    </style:style>
    <style:style style:name="P31" style:family="paragraph" style:parent-style-name="Heading_20_5">
      <style:text-properties officeooo:rsid="0025103a" officeooo:paragraph-rsid="0025103a"/>
    </style:style>
    <style:style style:name="P32" style:family="paragraph" style:parent-style-name="Heading_20_5">
      <style:text-properties officeooo:rsid="0025aa61" officeooo:paragraph-rsid="0025aa61"/>
    </style:style>
    <style:style style:name="P33" style:family="paragraph" style:parent-style-name="Heading_20_5">
      <style:text-properties officeooo:paragraph-rsid="0025aa61"/>
    </style:style>
    <style:style style:name="T1" style:family="text">
      <style:text-properties officeooo:rsid="001c697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f3af"/>
    </style:style>
    <style:style style:name="T4" style:family="text">
      <style:text-properties officeooo:rsid="0025aa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GraphTodo Design</text:h>
      <text:h text:style-name="P16" text:outline-level="3">Introduction</text:h>
      <text:p text:style-name="P1">This project has come about as a result of the personal need for a graph-based todo-like notetaking app in order to study more efficiently. In particular, organizing mathematical proofwriting. This would help me to organize my thoughts and to continue learning at a faster pace, due to the graph-based model that would result from the learning process when using the system. <text:span text:style-name="T1">Also, this prototype is made in order to be compatible with Wacom-like digitizers for drawing diagrams and such.</text:span></text:p>
      <text:p text:style-name="P1">Hence, the main goal of the prototype is to provide a mind-supporting note-taking app in order to improve personal learning. </text:p>
      <text:p text:style-name="P1">In order to prove the viability of this idea, the initial prototype will be limited to providing an environment for organizing proofs.</text:p>
      <text:p text:style-name="P1">Other possible use cases would include: </text:p>
      <text:list xml:id="list4617429109985405144" text:style-name="L2">
        <text:list-item>
          <text:p text:style-name="P2">A general note-taking application</text:p>
        </text:list-item>
        <text:list-item>
          <text:p text:style-name="P2">A mindmapping tool with many branches and categories/tags</text:p>
        </text:list-item>
      </text:list>
      <text:p text:style-name="P3">Some sources for this kind of idea:</text:p>
      <text:list xml:id="list6496768363060239797" text:style-name="L3">
        <text:list-item>
          <text:p text:style-name="P4"><text:a xlink:type="simple" xlink:href="https://en.wikipedia.org/wiki/Personal_knowledge_base">https://en.wikipedia.org/wiki/Personal_knowledge_base</text:a></text:p>
        </text:list-item>
      </text:list>
      <text:p text:style-name="P3"/>
      <text:h text:style-name="P16" text:outline-level="3">Core functionalit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Goal</text:p>
          </table:table-cell>
          <table:table-cell table:style-name="Table1.A1" office:value-type="string">
            <text:p text:style-name="P20">Challenges</text:p>
          </table:table-cell>
          <table:table-cell table:style-name="Table1.E1" office:value-type="string">
            <text:p text:style-name="P19">MoSCoW</text:p>
          </table:table-cell>
        </table:table-row>
        <table:table-row>
          <table:table-cell table:style-name="Table1.A2" office:value-type="string">
            <text:p text:style-name="P29">A1</text:p>
          </table:table-cell>
          <table:table-cell table:style-name="Table1.A2" office:value-type="string">
            <text:p text:style-name="P21">Add a note to the system</text:p>
          </table:table-cell>
          <table:table-cell table:style-name="Table1.A2" office:value-type="string">
            <text:p text:style-name="P21">Basic note-taking functionality, e.g. add a node</text:p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>MUST</text:p>
          </table:table-cell>
        </table:table-row>
        <table:table-row>
          <table:table-cell table:style-name="Table1.A2" office:value-type="string">
            <text:p text:style-name="P29">A2</text:p>
          </table:table-cell>
          <table:table-cell table:style-name="Table1.A2" office:value-type="string">
            <text:p text:style-name="P21">Add a relation between notes</text:p>
          </table:table-cell>
          <table:table-cell table:style-name="Table1.A2" office:value-type="string">
            <text:p text:style-name="P21">Basic graph-based linking between nodes</text:p>
          </table:table-cell>
          <table:table-cell table:style-name="Table1.A2" office:value-type="string">
            <text:p text:style-name="P24">What kind of relations?</text:p>
          </table:table-cell>
          <table:table-cell table:style-name="Table1.E2" office:value-type="string">
            <text:p text:style-name="P22">MUST</text:p>
          </table:table-cell>
        </table:table-row>
        <table:table-row>
          <table:table-cell table:style-name="Table1.A2" office:value-type="string">
            <text:p text:style-name="P29">A3</text:p>
          </table:table-cell>
          <table:table-cell table:style-name="Table1.A2" office:value-type="string">
            <text:p text:style-name="P23">Create proof categories</text:p>
          </table:table-cell>
          <table:table-cell table:style-name="Table1.A2" office:value-type="string">
            <text:p text:style-name="P23">Give different values/characterizations to different nodes (such as is it a proof/definition, or to what branches of mathematics does it belong or relate?)</text:p>
          </table:table-cell>
          <table:table-cell table:style-name="Table1.A2" office:value-type="string">
            <text:p text:style-name="P24">What categories exist/ are useful</text:p>
          </table:table-cell>
          <table:table-cell table:style-name="Table1.E2" office:value-type="string">
            <text:p text:style-name="P23">MUST</text:p>
          </table:table-cell>
        </table:table-row>
        <table:table-row table:style-name="Table1.5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Infer weights from relations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What kind of metrics would be helpful for this?</text:p>
          </table:table-cell>
          <table:table-cell table:style-name="Table1.E2" office:value-type="string">
            <text:p text:style-name="P23">Could</text:p>
          </table:table-cell>
        </table:table-row>
        <table:table-row table:style-name="Table1.5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>Assign weights to relations</text:p>
          </table:table-cell>
          <table:table-cell table:style-name="Table1.A2" office:value-type="string">
            <text:p text:style-name="P23">Give the strength of a particular relationship</text:p>
          </table:table-cell>
          <table:table-cell table:style-name="Table1.A2" office:value-type="string">
            <text:p text:style-name="P23"><text:span text:style-name="T2"/></text:p>
          </table:table-cell>
          <table:table-cell table:style-name="Table1.E2" office:value-type="string">
            <text:p text:style-name="P23">SHOULD</text:p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Image support</text:p>
          </table:table-cell>
          <table:table-cell table:style-name="Table1.A2" office:value-type="string">
            <text:p text:style-name="P25">Uploading images and storing in the node</text:p>
          </table:table-cell>
          <table:table-cell table:style-name="Table1.A2" office:value-type="string">
            <text:p text:style-name="P23"/>
          </table:table-cell>
          <table:table-cell table:style-name="Table1.E2" office:value-type="string">
            <text:p text:style-name="P25">SHOULD</text:p>
          </table:table-cell>
        </table:table-row>
        <text:soft-page-break/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Hand-writing support</text:p>
          </table:table-cell>
          <table:table-cell table:style-name="Table1.A2" office:value-type="string">
            <text:p text:style-name="P25">For e.g. X1 yoga, like OneNote. Think of handwriting to text and/or handwriting to latex</text:p>
          </table:table-cell>
          <table:table-cell table:style-name="Table1.A2" office:value-type="string">
            <text:p text:style-name="P25">Is this possible in browser?</text:p>
          </table:table-cell>
          <table:table-cell table:style-name="Table1.E2" office:value-type="string">
            <text:p text:style-name="P25">COULD</text:p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Provide default proof template</text:p>
          </table:table-cell>
          <table:table-cell table:style-name="Table1.A2" office:value-type="string">
            <text:p text:style-name="P25">Based on best practices for proof organization</text:p>
          </table:table-cell>
          <table:table-cell table:style-name="Table1.A2" office:value-type="string">
            <text:p text:style-name="P25">What are some best practices?</text:p>
          </table:table-cell>
          <table:table-cell table:style-name="Table1.E2" office:value-type="string">
            <text:p text:style-name="P26">COULD</text:p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Link in text itself</text:p>
          </table:table-cell>
          <table:table-cell table:style-name="Table1.A2" office:value-type="string">
            <text:p text:style-name="P25">Link to other nodes from the text</text:p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6">SHOULD</text:p>
          </table:table-cell>
        </table:table-row>
        <table:table-row table:style-name="Table1.1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Latex support</text:p>
          </table:table-cell>
          <table:table-cell table:style-name="Table1.A2" office:value-type="string">
            <text:p text:style-name="P25">Support latex in the node</text:p>
          </table:table-cell>
          <table:table-cell table:style-name="Table1.A2" office:value-type="string">
            <text:p text:style-name="P25">Most flexible library?</text:p>
          </table:table-cell>
          <table:table-cell table:style-name="Table1.E2" office:value-type="string">
            <text:p text:style-name="P25">MUST</text:p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Node editing</text:p>
          </table:table-cell>
          <table:table-cell table:style-name="Table1.A2" office:value-type="string">
            <text:p text:style-name="P25">Edit a node <text:span text:style-name="T3">and save → update relations if changed</text:span></text:p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>MUST</text:p>
          </table:table-cell>
        </table:table-row>
        <table:table-row table:style-name="Table1.5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Graph overview</text:p>
          </table:table-cell>
          <table:table-cell table:style-name="Table1.A2" office:value-type="string">
            <text:p text:style-name="P27">Dashboard with a general overview of all nodes and their relationships</text:p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7">SHOULD</text:p>
          </table:table-cell>
        </table:table-row>
        <table:table-row table:style-name="Table1.5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Filter in graph overview</text:p>
          </table:table-cell>
          <table:table-cell table:style-name="Table1.A2" office:value-type="string">
            <text:p text:style-name="P27">By category and/or title, content, etc.</text:p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7">SHOULD</text:p>
          </table:table-cell>
        </table:table-row>
        <table:table-row table:style-name="Table1.5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/>
          </table:table-cell>
        </table:table-row>
      </table:table>
      <text:p text:style-name="P5"/>
      <text:h text:style-name="P17" text:outline-level="3">Main work items</text:h>
      <text:h text:style-name="P30" text:outline-level="5">Learning/decisions</text:h>
      <text:list xml:id="list7989432566408018955" text:style-name="L5">
        <text:list-item>
          <text:p text:style-name="P7">Choose a graph database</text:p>
        </text:list-item>
        <text:list-item>
          <text:p text:style-name="P7">Learn its main functionality</text:p>
        </text:list-item>
        <text:list-item>
          <text:p text:style-name="P7">Understand graph design phase</text:p>
        </text:list-item>
      </text:list>
      <text:p text:style-name="P6"/>
      <text:h text:style-name="P30" text:outline-level="5">First steps</text:h>
      <text:list xml:id="list9183809120182572266" text:style-name="L6">
        <text:list-item>
          <text:p text:style-name="P8">Create an initial graph model</text:p>
        </text:list-item>
        <text:list-item>
          <text:p text:style-name="P8">Implement first versions of A1, A2, A3 in back-end and front-end. (e.g. adding text and creating relationships between different raw texts and being able to categorize them).</text:p>
        </text:list-item>
      </text:list>
      <text:h text:style-name="P18" text:outline-level="3">Graph Mode</text:h>
      <text:h text:style-name="P31" text:outline-level="5">Domain description</text:h>
      <text:h text:style-name="P31" text:outline-level="5">Nodes/<text:span text:style-name="T4">entities</text:span></text:h>
      <text:list xml:id="list3863218039068102948" text:style-name="L7">
        <text:list-item>
          <text:p text:style-name="P9">Theorem</text:p>
        </text:list-item>
        <text:list-item>
          <text:p text:style-name="P9">PP (Personal proof)</text:p>
        </text:list-item>
        <text:list-item>
          <text:p text:style-name="P9">Definition</text:p>
        </text:list-item>
        <text:list-item>
          <text:p text:style-name="P14">Principal definition (seen as very important/intuitive)</text:p>
        </text:list-item>
      </text:list>
      <text:h text:style-name="P32" text:outline-level="5"><text:soft-page-break/>Labels</text:h>
      <text:list xml:id="list5412782259470408259" text:style-name="L11">
        <text:list-item>
          <text:p text:style-name="P12">Branch of mathematics</text:p>
        </text:list-item>
      </text:list>
      <text:h text:style-name="P32" text:outline-level="5">Relationships</text:h>
      <text:list xml:id="list2477964581580023451" text:style-name="L10">
        <text:list-item>
          <text:p text:style-name="P11">Theorem A is a generalization of theorem B</text:p>
        </text:list-item>
        <text:list-item>
          <text:p text:style-name="P11">Theorem A can be used to proof theorem B</text:p>
        </text:list-item>
        <text:list-item>
          <text:p text:style-name="P11">Theorem A uses definition B</text:p>
        </text:list-item>
      </text:list>
      <text:p text:style-name="P10"/>
      <text:h text:style-name="P33" text:outline-level="5"><text:span text:style-name="T4">Query questions</text:span></text:h>
      <text:list xml:id="list1484070790035403301" text:style-name="L13">
        <text:list-item>
          <text:p text:style-name="P13">What thereoms does theorem A rely on?</text:p>
        </text:list-item>
        <text:list-item>
          <text:p text:style-name="P13">What definitions does theorem A use?</text:p>
        </text:list-item>
        <text:list-item>
          <text:p text:style-name="P13">What definition does definition D make use of?</text:p>
        </text:list-item>
        <text:list-item>
          <text:p text:style-name="P13">What are the principal definitions that theorem A relies on?</text:p>
        </text:list-item>
      </text:list>
      <text:h text:style-name="P16" text:outline-level="3">Data structures</text:h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57:36.076273583</meta:creation-date>
    <dc:date>2016-02-20T18:02:45.890928635</dc:date>
    <meta:editing-duration>PT1H4M48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3" meta:paragraph-count="90" meta:word-count="506" meta:character-count="3081" meta:non-whitespace-character-count="2683"/>
  </office:meta>
</office:document-meta>
</file>